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officeooo:rsid="001ba1c2" officeooo:paragraph-rsid="001ba1c2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fo:font-size="10pt" officeooo:rsid="00375fe2" officeooo:paragraph-rsid="00375fe2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5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1efbf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2dc3c2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12" style:family="paragraph" style:parent-style-name="Standard">
      <style:paragraph-properties fo:margin-top="0in" fo:margin-bottom="0in" loext:contextual-spacing="false"/>
      <style:text-properties officeooo:rsid="0040e1f8" officeooo:paragraph-rsid="0040e1f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1da" style:font-size-asian="10pt" style:font-size-complex="10pt"/>
    </style:style>
    <style:style style:name="T3" style:family="text">
      <style:text-properties fo:font-size="10pt" officeooo:rsid="00180ebe" style:font-size-asian="10pt" style:font-size-complex="10pt"/>
    </style:style>
    <style:style style:name="T4" style:family="text">
      <style:text-properties fo:font-size="10pt" officeooo:rsid="0019f841" style:font-size-asian="10pt" style:font-size-complex="10pt"/>
    </style:style>
    <style:style style:name="T5" style:family="text">
      <style:text-properties fo:font-size="10pt" officeooo:rsid="001ba033" style:font-size-asian="10pt" style:font-size-complex="10pt"/>
    </style:style>
    <style:style style:name="T6" style:family="text">
      <style:text-properties fo:font-size="10pt" officeooo:rsid="001ba1c2" style:font-size-asian="10pt" style:font-size-complex="10pt"/>
    </style:style>
    <style:style style:name="T7" style:family="text">
      <style:text-properties fo:font-size="10pt" officeooo:rsid="001dfa02" style:font-size-asian="10pt" style:font-size-complex="10pt"/>
    </style:style>
    <style:style style:name="T8" style:family="text">
      <style:text-properties fo:font-size="10pt" officeooo:rsid="0021e2c4" style:font-size-asian="10pt" style:font-size-complex="10pt"/>
    </style:style>
    <style:style style:name="T9" style:family="text">
      <style:text-properties fo:font-size="10pt" officeooo:rsid="002dc3c2" style:font-size-asian="10pt" style:font-size-complex="10pt"/>
    </style:style>
    <style:style style:name="T10" style:family="text">
      <style:text-properties fo:font-size="10pt" officeooo:rsid="0032c1c5" style:font-size-asian="10pt" style:font-size-complex="10pt"/>
    </style:style>
    <style:style style:name="T11" style:family="text">
      <style:text-properties fo:font-size="10pt" officeooo:rsid="00375fe2" style:font-size-asian="10pt" style:font-size-complex="10pt"/>
    </style:style>
    <style:style style:name="T12" style:family="text">
      <style:text-properties fo:font-size="10pt" officeooo:rsid="0039882a" style:font-size-asian="10pt" style:font-size-complex="10pt"/>
    </style:style>
    <style:style style:name="T13" style:family="text">
      <style:text-properties fo:font-size="10pt" officeooo:rsid="003bee57" style:font-size-asian="10pt" style:font-size-complex="10pt"/>
    </style:style>
    <style:style style:name="T14" style:family="text">
      <style:text-properties fo:font-size="10pt" officeooo:rsid="003e840e" style:font-size-asian="10pt" style:font-size-complex="10pt"/>
    </style:style>
    <style:style style:name="T15" style:family="text">
      <style:text-properties fo:font-size="10pt" officeooo:rsid="0040e1f8" style:font-size-asian="10pt" style:font-size-complex="10pt"/>
    </style:style>
    <style:style style:name="T16" style:family="text">
      <style:text-properties officeooo:rsid="0040e1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01. &lt;prog&gt; <text:tab/><text:tab/><text:tab/>-&gt;<text:tab/>global fID : function ( &lt;params&gt; ) &lt;param</text:span><text:span text:style-name="T5">s</text:span><text:span text:style-name="T1">_r&gt; </text:span><text:span text:style-name="T14">&lt;prog&gt;</text:span></text:p>
      <text:p text:style-name="P1"><text:span text:style-name="T1">02. &lt;prog&gt; <text:tab/><text:tab/><text:tab/>-&gt; <text:tab/>function fID ( &lt;params&gt; ) &lt;param</text:span><text:span text:style-name="T5">s</text:span><text:span text:style-name="T1">_r&gt; &lt;st-list&gt; END </text:span><text:span text:style-name="T14">&lt;prog&gt;</text:span></text:p>
      <text:p text:style-name="P1"><text:span text:style-name="T1">03. &lt;prog&gt;<text:tab/><text:tab/><text:tab/>-&gt;<text:tab/></text:span><text:span text:style-name="T13">fID ( ) </text:span><text:span text:style-name="T14">&lt;prog&gt;</text:span></text:p>
      <text:p text:style-name="P1"><text:span text:style-name="T14"/></text:p>
      <text:p text:style-name="P1"><text:span text:style-name="T1">04. &lt;params&gt;<text:tab/><text:tab/>-&gt;<text:tab/></text:span><text:span text:style-name="T4">&lt;type&gt; </text:span><text:span text:style-name="T2">&lt;</text:span><text:span text:style-name="T4">second_</text:span><text:span text:style-name="T2">param_type&gt;</text:span></text:p>
      <text:p text:style-name="P4"><text:span text:style-name="T1">0</text:span><text:span text:style-name="T2">5</text:span><text:span text:style-name="T1">. &lt;params&gt;<text:tab/><text:tab/>-&gt;<text:tab/></text:span><text:span text:style-name="T4">ID : &lt;type&gt;</text:span><text:span text:style-name="T1"> &lt;second_param_</text:span><text:span text:style-name="T2">var</text:span><text:span text:style-name="T1">&gt;</text:span></text:p>
      <text:p text:style-name="P1"><text:span text:style-name="T1">0</text:span><text:span text:style-name="T2">6</text:span><text:span text:style-name="T1">. &lt;params&gt;<text:tab/><text:tab/>-&gt;<text:tab/>Eps</text:span></text:p>
      <text:p text:style-name="P4"><text:span text:style-name="T2">0</text:span><text:span text:style-name="T4">7</text:span><text:span text:style-name="T2">. &lt;second_param&gt;<text:tab/>-&gt;<text:tab/>, </text:span><text:span text:style-name="T15">&lt;params&gt;</text:span><text:span text:style-name="T2"> &lt;sec</text:span><text:span text:style-name="T12">o</text:span><text:span text:style-name="T2">nd_param_var&gt;</text:span></text:p>
      <text:p text:style-name="P5"><text:span text:style-name="T4">08</text:span><text:span text:style-name="T1">. &lt;second_param&gt;<text:tab/>-&gt;<text:tab/>Ep</text:span><text:span text:style-name="T4">s</text:span></text:p>
      <text:p text:style-name="P5"><text:span text:style-name="T4"/></text:p>
      <text:p text:style-name="P12"><text:span text:style-name="T4">0</text:span><text:span text:style-name="T1">9. &lt;param_type&gt;<text:tab/><text:tab/>-&gt;<text:tab/>ID : &lt;type&gt; &lt;second_param_type&gt;</text:span></text:p>
      <text:p text:style-name="P12"><text:span text:style-name="T1">10. &lt;param_type&gt;<text:tab/><text:tab/>-&gt;<text:tab/>Eps</text:span></text:p>
      <text:p text:style-name="P5"><text:span text:style-name="T15">11</text:span><text:span text:style-name="T1">. &lt;second_param_type&gt;<text:tab/>-&gt;<text:tab/>, </text:span><text:span text:style-name="T15">ID : </text:span><text:span text:style-name="T1">&lt;type&gt; &lt;second_param_type&gt;</text:span></text:p>
      <text:p text:style-name="P5"><text:span text:style-name="T1">1</text:span><text:span text:style-name="T15">2</text:span><text:span text:style-name="T1">. &lt;second_param_type&gt;<text:tab/>-&gt;<text:tab/>Eps</text:span></text:p>
      <text:p text:style-name="P5"><text:span text:style-name="T1"/></text:p>
      <text:p text:style-name="P1"><text:span text:style-name="T2">1</text:span><text:span text:style-name="T15">3</text:span><text:span text:style-name="T1">. &lt;params_r&gt;<text:tab/><text:tab/>-&gt;<text:tab/>: &lt;type&gt; &lt;secon_param_r&gt;</text:span></text:p>
      <text:p text:style-name="P4"><text:span text:style-name="T2">1</text:span><text:span text:style-name="T15">4</text:span><text:span text:style-name="T1">. &lt;params_r&gt;<text:tab/><text:tab/>-&gt;<text:tab/>Eps</text:span></text:p>
      <text:p text:style-name="P4"><text:span text:style-name="T2">1</text:span><text:span text:style-name="T15">5</text:span><text:span text:style-name="T1">. &lt;second_param_r&gt;<text:tab/>-&gt;<text:tab/>, &lt;type&gt; &lt;secon_param_r&gt;</text:span></text:p>
      <text:p text:style-name="P4"><text:span text:style-name="T2">1</text:span><text:span text:style-name="T15">6</text:span><text:span text:style-name="T1">. &lt;second_param_r&gt;<text:tab/>-&gt;<text:tab/>Eps</text:span></text:p>
      <text:p text:style-name="P4"><text:span text:style-name="T1"/></text:p>
      <text:p text:style-name="P1"><text:span text:style-name="T2">1</text:span><text:span text:style-name="T15">7</text:span><text:span text:style-name="T1">. &lt;type&gt;<text:tab/><text:tab/><text:tab/>-&gt; <text:tab/>Integer</text:span></text:p>
      <text:p text:style-name="P1"><text:span text:style-name="T2">1</text:span><text:span text:style-name="T15">8</text:span><text:span text:style-name="T1">. &lt;type&gt;<text:tab/><text:tab/><text:tab/>-&gt;<text:tab/>Number</text:span></text:p>
      <text:p text:style-name="P1"><text:span text:style-name="T2">1</text:span><text:span text:style-name="T15">9</text:span><text:span text:style-name="T1">. &lt;type&gt;<text:tab/><text:tab/><text:tab/>-&gt;<text:tab/>String</text:span></text:p>
      <text:p text:style-name="P1"><text:span text:style-name="T15">20</text:span><text:span text:style-name="T1">. &lt;st-list&gt;<text:tab/><text:tab/><text:tab/>-&gt; <text:tab/>&lt;statement&gt; </text:span><text:span text:style-name="T8">&lt;st-list&gt;</text:span></text:p>
      <text:p text:style-name="P1"><text:span text:style-name="T15">21</text:span><text:span text:style-name="T1">. &lt;statement&gt;<text:tab/><text:tab/>-&gt; <text:tab/>Eps</text:span></text:p>
      <text:p text:style-name="P1"><text:span text:style-name="T2">2</text:span><text:span text:style-name="T15">2</text:span><text:span text:style-name="T1">. &lt;statement&gt;<text:tab/><text:tab/>-&gt;<text:tab/>Local ID : &lt;type&gt; &lt;expr_afterloc&gt; &lt;statement&gt;</text:span></text:p>
      <text:p text:style-name="P1"><text:span text:style-name="T3">2</text:span><text:span text:style-name="T15">3</text:span><text:span text:style-name="T3">.</text:span><text:span text:style-name="T1"> &lt;statement&gt;<text:tab/><text:tab/>-&gt;<text:tab/>ID &lt;s_var&gt; = &lt;</text:span><text:span text:style-name="T9">expr</text:span><text:span text:style-name="T11">b</text:span><text:span text:style-name="T1">&gt; </text:span><text:span text:style-name="T9">&lt;s_expr&gt;</text:span><text:span text:style-name="T1"> &lt;statement&gt;</text:span></text:p>
      <text:p text:style-name="P1"><text:span text:style-name="T2">2</text:span><text:span text:style-name="T15">4</text:span><text:span text:style-name="T1"> &lt;statement&gt;<text:tab/><text:tab/>-&gt;<text:tab/>while &lt;expr</text:span><text:span text:style-name="T9">ession</text:span><text:span text:style-name="T1">&gt; do &lt;st-list&gt; <text:s/>END &lt;statement&gt;</text:span></text:p>
      <text:p text:style-name="P1"><text:span text:style-name="T1">2</text:span><text:span text:style-name="T15">5</text:span><text:span text:style-name="T1">. &lt;statement&gt;<text:tab/>-&gt;<text:tab/>if &lt;</text:span><text:span text:style-name="T9">expression</text:span><text:span text:style-name="T1">&gt; Then &lt;st-list&gt; &lt;else&gt; END &lt;</text:span><text:span text:style-name="T4">s</text:span><text:span text:style-name="T1">tatement</text:span></text:p>
      <text:p text:style-name="P1"><text:span text:style-name="T1">2</text:span><text:span text:style-name="T15">6</text:span><text:span text:style-name="T1">. &lt;statement&gt;<text:tab/><text:tab/>-&gt;<text:tab/>Return &lt;e</text:span><text:span text:style-name="T9">xpression</text:span><text:span text:style-name="T1">&gt; </text:span><text:span text:style-name="T9">&lt;s_expr&gt;</text:span></text:p>
      <text:p text:style-name="P2">2<text:span text:style-name="T16">7</text:span>. &lt;statement&gt;<text:tab/><text:tab/>-&gt;<text:tab/>fID ( &lt;sent_par&gt; )</text:p>
      <text:p text:style-name="P1"><text:span text:style-name="T1">2</text:span><text:span text:style-name="T15">8</text:span><text:span text:style-name="T1">. &lt;else&gt;<text:tab/><text:tab/><text:tab/>-&gt;<text:tab/>ELSE &lt;st-list&gt;</text:span></text:p>
      <text:p text:style-name="P1"><text:span text:style-name="T1">2</text:span><text:span text:style-name="T15">9</text:span><text:span text:style-name="T1">. &lt;else&gt;<text:tab/><text:tab/><text:tab/>-&gt;<text:tab/>Eps</text:span></text:p>
      <text:p text:style-name="P1"><text:span text:style-name="T15">30</text:span><text:span text:style-name="T1">. &lt;expr_afterloc&gt;<text:tab/><text:tab/>-&gt;<text:tab/>Eps</text:span></text:p>
      <text:p text:style-name="P7"><text:span text:style-name="T15">31</text:span><text:span text:style-name="T1">. &lt;expr_afterloc&gt;<text:tab/><text:tab/>-&gt;<text:tab/>= &lt;expr</text:span><text:span text:style-name="T11">b</text:span><text:span text:style-name="T1">&gt;</text:span></text:p>
      <text:p text:style-name="P7"><text:span text:style-name="T1">3</text:span><text:span text:style-name="T15">2</text:span><text:span text:style-name="T1">. &lt;sent_par&gt;<text:tab/><text:tab/>-&gt;<text:tab/>&lt;expr</text:span><text:span text:style-name="T11">b</text:span><text:span text:style-name="T1">&gt; &lt;s_par&gt;</text:span></text:p>
      <text:p text:style-name="P1"><text:span text:style-name="T4">3</text:span><text:span text:style-name="T15">3</text:span><text:span text:style-name="T1">. &lt;s_par&gt;<text:tab/><text:tab/><text:tab/>-&gt;<text:tab/>, &lt;expr</text:span><text:span text:style-name="T11">b</text:span><text:span text:style-name="T1">&gt; &lt;s_par&gt;</text:span></text:p>
      <text:p text:style-name="P1"><text:span text:style-name="T10">3</text:span><text:span text:style-name="T15">4</text:span><text:span text:style-name="T1">. &lt;sent_par&gt;<text:tab/><text:tab/>-&gt;<text:tab/>Eps</text:span></text:p>
      <text:p text:style-name="P1"><text:span text:style-name="T10">3</text:span><text:span text:style-name="T15">5</text:span><text:span text:style-name="T1">. &lt;s_par&gt;<text:tab/><text:tab/><text:tab/>-&gt;<text:tab/>Eps</text:span></text:p>
      <text:p text:style-name="P1"><text:span text:style-name="T10">3</text:span><text:span text:style-name="T15">6</text:span><text:span text:style-name="T1">. &lt;s_expr&gt;<text:tab/><text:tab/><text:tab/>-&gt;<text:tab/>, &lt;expr</text:span><text:span text:style-name="T11">b</text:span><text:span text:style-name="T1">&gt; &lt;s_expr&gt;</text:span></text:p>
      <text:p text:style-name="P1"><text:span text:style-name="T10">3</text:span><text:span text:style-name="T15">7</text:span><text:span text:style-name="T1">. &lt;s_expr&gt;<text:tab/><text:tab/><text:tab/>-&gt;<text:tab/>Eps</text:span></text:p>
      <text:p text:style-name="P3">3<text:span text:style-name="T16">8</text:span>. &lt;exprb&gt;<text:tab/><text:tab/><text:tab/>-&gt;<text:tab/>&lt;expression&gt;</text:p>
      <text:p text:style-name="P3">3<text:span text:style-name="T16">9</text:span>. &lt;exprb&gt;<text:tab/><text:tab/><text:tab/>-&gt;<text:tab/>fID ( &lt;sent_par&gt; )</text:p>
      <text:p text:style-name="P1"><text:span text:style-name="T15">40</text:span><text:span text:style-name="T1">. &lt;s_var&gt;<text:tab/><text:tab/><text:tab/>-&gt;<text:tab/>Eps</text:span></text:p>
      <text:p text:style-name="P1"><text:span text:style-name="T15">41</text:span><text:span text:style-name="T1">. &lt;s_var&gt;<text:tab/><text:tab/><text:tab/>-&gt;<text:tab/>, ID </text:span><text:span text:style-name="T7">&lt;s_var&gt;</text:span></text:p>
      <text:p text:style-name="P1"><text:span text:style-name="T11">4</text:span><text:span text:style-name="T15">2</text:span><text:span text:style-name="T1">. &lt;prog&gt;<text:tab/><text:tab/><text:tab/>-&gt;<text:tab/>EOF</text:span></text:p>
      <text:p text:style-name="P6"><text:span text:style-name="T11">4</text:span><text:span text:style-name="T15">3</text:span><text:span text:style-name="T8">. &lt;st_list&gt;<text:tab/><text:tab/><text:tab/>-&gt;<text:tab/>Ep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editing-cycles>47</meta:editing-cycles>
    <meta:creation-date>2021-10-19T05:06:00</meta:creation-date>
    <dc:date>2021-11-15T21:20:18.426672439</dc:date>
    <meta:editing-duration>P1DT23H42M11S</meta:editing-duration>
    <meta:generator>LibreOffice/6.4.7.2$Linux_X86_64 LibreOffice_project/40$Build-2</meta:generator>
    <meta:document-statistic meta:table-count="0" meta:image-count="0" meta:object-count="0" meta:page-count="1" meta:paragraph-count="43" meta:word-count="247" meta:character-count="1579" meta:non-whitespace-character-count="13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